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6pt" officeooo:rsid="00107883" officeooo:paragraph-rsid="00107883" style:font-size-asian="16pt" style:font-size-complex="16pt"/>
    </style:style>
    <style:style style:name="P3" style:family="paragraph" style:parent-style-name="Standard">
      <style:text-properties fo:font-size="16pt" officeooo:rsid="0011dad1" officeooo:paragraph-rsid="0011dad1" style:font-size-asian="16pt" style:font-size-complex="16pt"/>
    </style:style>
    <style:style style:name="P4" style:family="paragraph" style:parent-style-name="Standard">
      <style:text-properties fo:font-size="16pt" officeooo:rsid="00141070" officeooo:paragraph-rsid="00141070" style:font-size-asian="16pt" style:font-size-complex="16pt"/>
    </style:style>
    <style:style style:name="P5" style:family="paragraph" style:parent-style-name="Standard">
      <style:text-properties fo:font-size="16pt" officeooo:rsid="00141070" officeooo:paragraph-rsid="00141070" style:font-size-asian="16pt" style:font-size-complex="16pt"/>
    </style:style>
    <style:style style:name="P6" style:family="paragraph" style:parent-style-name="Standard">
      <style:text-properties fo:font-size="16pt" officeooo:rsid="0015be93" officeooo:paragraph-rsid="0015be93" style:font-size-asian="16pt" style:font-size-complex="16pt"/>
    </style:style>
    <style:style style:name="P7" style:family="paragraph" style:parent-style-name="Standard">
      <style:text-properties fo:font-size="16pt" officeooo:rsid="0016f031" officeooo:paragraph-rsid="0016f031" style:font-size-asian="16pt" style:font-size-complex="16pt"/>
    </style:style>
    <style:style style:name="T1" style:family="text">
      <style:text-properties officeooo:rsid="00118c4b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易错点</text:p>
      <text:p text:style-name="P2"/>
      <text:p text:style-name="P2">1. + - * / 优先级比移位<text:span text:style-name="T1">(&gt;&gt;,&lt;&lt;)</text:span>优先级高。</text:p>
      <text:p text:style-name="P3"/>
      <text:p text:style-name="P3">2. 优先级:!=高于&amp;，运算符的优先级千万要注意，例如：</text:p>
      <text:p text:style-name="P3">x&amp;0xF!=15||(x&lt;&lt;28)&lt;0，当x=0时，先考虑的是0xF!=15，为False。</text:p>
      <text:p text:style-name="P3"/>
      <text:p text:style-name="P3">3. 带符号整数*2<text:span text:style-name="T2">k</text:span><text:span text:style-name="T3">恒</text:span><text:span text:style-name="T2"> </text:span><text:span text:style-name="T3">等于x&lt;&lt;k，无论是否溢出。</text:span></text:p>
      <text:p text:style-name="P3"/>
      <text:p text:style-name="P3">4. 在比较的时候，也要遵循类型转换。例如：</text:p>
      <text:p text:style-name="P3">int x=1,y=-1;</text:p>
      <text:p text:style-name="P3">unsigned ux=x,uy=y;//此时uy应该是一个很大的数字了。</text:p>
      <text:p text:style-name="P3">x+y==ux+uy；//依然为true，因为x+y和ux+uy具有完全相同的机器数表示，比较的时候x+y从int类型转成了unsigned int类型，因而为true。</text:p>
      <text:p text:style-name="P3"/>
      <text:p text:style-name="P4"><text:span text:style-name="T4">5.前提是有序。</text:span><text:tab/></text:p>
      <text:p text:style-name="P4"><text:tab/>1.已知有序，从小到大</text:p>
      <text:p text:style-name="P4">lower_bound(start,last,n) <text:s/>:返回第一个大于等于n的地址</text:p>
      <text:p text:style-name="P4">upper_bound(start,last,n) <text:s/>:返回第一个大于n的地址</text:p>
      <text:p text:style-name="P4"><text:tab/></text:p>
      <text:p text:style-name="P4"><text:tab/>2.已知有序，从大到小</text:p>
      <text:p text:style-name="P4">lower_bound(start,last,n,greater&lt;int&gt;()) <text:s/>:返回第一个小于等于n的地址</text:p>
      <text:p text:style-name="P4">upper_bound(start,last,n,greater&lt;int&gt;()) <text:s/>:返回第一个小于n的地址</text:p>
      <text:p text:style-name="P4"/>
      <text:p text:style-name="P6">6.<text:tab/>v.insert（iterator， x）之后迭代器会失效，因为此时容器整体迁移到另一个迭代器里去了，iterator成为野指针。</text:p>
      <text:p text:style-name="P6"/>
      <text:p text:style-name="P7">7.vector容器，插入删除复杂度为O(n)；set容器，插入删除复杂度为O(lgn)。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SC" style:font-family-complex="'Noto Sans CJK SC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16:27:48.719459749</meta:creation-date>
    <dc:date>2022-09-18T10:13:45.313800252</dc:date>
    <meta:editing-duration>PT1H6M22S</meta:editing-duration>
    <meta:editing-cycles>7</meta:editing-cycles>
    <meta:generator>LibreOffice/7.3.5.2$Linux_X86_64 LibreOffice_project/30$Build-2</meta:generator>
    <meta:document-statistic meta:table-count="0" meta:image-count="0" meta:object-count="0" meta:page-count="1" meta:paragraph-count="19" meta:word-count="323" meta:character-count="629" meta:non-whitespace-character-count="603"/>
  </office:meta>
</office:document-meta>
</file>